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ce3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Arial1" style:font-name-asian="Arial1" style:font-name-complex="Arial1"/>
    </style:style>
    <style:style style:name="ce6" style:family="table-cell" style:parent-style-name="Default" style:data-style-name="N100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2" table:default-cell-style-name="ce6"/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 table:number-columns-spanned="4" table:number-rows-spanned="1">
            <text:p>Selection Sor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2" office:value-type="string">
            <text:p>n</text:p>
          </table:table-cell>
          <table:table-cell table:style-name="ce4" office:value-type="string">
            <text:p>n^2</text:p>
          </table:table-cell>
          <table:table-cell table:style-name="ce2" office:value-type="string">
            <text:p>Exec time(s)</text:p>
          </table:table-cell>
          <table:table-cell table:style-name="ce2" office:value-type="string">
            <text:p>C = time / n^2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table:formula="of:=([.A4] * [.A4])" office:value-type="float" office:value="1000000">
            <text:p>1000000</text:p>
          </table:table-cell>
          <table:table-cell office:value-type="float" office:value="0.024">
            <text:p>0.024</text:p>
          </table:table-cell>
          <table:table-cell office:value-type="string">
            <text:p>2.4e-08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table:formula="of:=([.A5] * [.A5])" office:value-type="float" office:value="4000000">
            <text:p>4000000</text:p>
          </table:table-cell>
          <table:table-cell office:value-type="float" office:value="0.076">
            <text:p>0.076</text:p>
          </table:table-cell>
          <table:table-cell office:value-type="string">
            <text:p>1.9e-08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table:formula="of:=([.A6] * [.A6])" office:value-type="float" office:value="9000000">
            <text:p>9000000</text:p>
          </table:table-cell>
          <table:table-cell office:value-type="float" office:value="0.18">
            <text:p>0.18</text:p>
          </table:table-cell>
          <table:table-cell office:value-type="string">
            <text:p>2e-08</text:p>
          </table:table-cell>
        </table:table-row>
        <table:table-row table:style-name="ro3">
          <table:table-cell office:value-type="float" office:value="4000">
            <text:p>4000</text:p>
          </table:table-cell>
          <table:table-cell table:formula="of:=([.A7] * [.A7])" office:value-type="float" office:value="16000000">
            <text:p>16000000</text:p>
          </table:table-cell>
          <table:table-cell office:value-type="float" office:value="0.32">
            <text:p>0.32</text:p>
          </table:table-cell>
          <table:table-cell office:value-type="string">
            <text:p>2e-08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table:formula="of:=([.A8] * [.A8])" office:value-type="float" office:value="25000000">
            <text:p>25000000</text:p>
          </table:table-cell>
          <table:table-cell office:value-type="float" office:value="0.496">
            <text:p>0.496</text:p>
          </table:table-cell>
          <table:table-cell office:value-type="string">
            <text:p>1.984e-08</text:p>
          </table:table-cell>
        </table:table-row>
        <table:table-row table:style-name="ro3">
          <table:table-cell office:value-type="float" office:value="6000">
            <text:p>6000</text:p>
          </table:table-cell>
          <table:table-cell table:formula="of:=([.A9] * [.A9])" office:value-type="float" office:value="36000000">
            <text:p>36000000</text:p>
          </table:table-cell>
          <table:table-cell office:value-type="float" office:value="0.72">
            <text:p>0.72</text:p>
          </table:table-cell>
          <table:table-cell office:value-type="string">
            <text:p>2e-08</text:p>
          </table:table-cell>
        </table:table-row>
        <table:table-row table:style-name="ro3">
          <table:table-cell office:value-type="float" office:value="7000">
            <text:p>7000</text:p>
          </table:table-cell>
          <table:table-cell table:formula="of:=([.A10] * [.A10])" office:value-type="float" office:value="49000000">
            <text:p>49000000</text:p>
          </table:table-cell>
          <table:table-cell office:value-type="float" office:value="0.968">
            <text:p>0.968</text:p>
          </table:table-cell>
          <table:table-cell office:value-type="string">
            <text:p>1.97551e-08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table:formula="of:=([.A11] * [.A11])" office:value-type="float" office:value="64000000">
            <text:p>64000000</text:p>
          </table:table-cell>
          <table:table-cell office:value-type="float" office:value="1.264">
            <text:p>1.264</text:p>
          </table:table-cell>
          <table:table-cell office:value-type="string">
            <text:p>1.975e-08</text:p>
          </table:table-cell>
        </table:table-row>
        <table:table-row table:style-name="ro3">
          <table:table-cell office:value-type="float" office:value="9000">
            <text:p>9000</text:p>
          </table:table-cell>
          <table:table-cell table:formula="of:=([.A12] * [.A12])" office:value-type="float" office:value="81000000">
            <text:p>81000000</text:p>
          </table:table-cell>
          <table:table-cell office:value-type="float" office:value="1.592">
            <text:p>1.592</text:p>
          </table:table-cell>
          <table:table-cell office:value-type="string">
            <text:p>1.96543e-08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table:formula="of:=([.A13] * [.A13])" office:value-type="float" office:value="100000000">
            <text:p>100000000</text:p>
          </table:table-cell>
          <table:table-cell office:value-type="float" office:value="1.968">
            <text:p>1.968</text:p>
          </table:table-cell>
          <table:table-cell office:value-type="string">
            <text:p>1.968e-0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 table:number-columns-spanned="4" table:number-rows-spanned="1">
            <text:p>Bubble Sor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2" office:value-type="string">
            <text:p>n</text:p>
          </table:table-cell>
          <table:table-cell table:style-name="ce5" office:value-type="string">
            <text:p>n^2</text:p>
          </table:table-cell>
          <table:table-cell table:style-name="ce2" office:value-type="string">
            <text:p>Exec time(s)</text:p>
          </table:table-cell>
          <table:table-cell table:style-name="ce2" office:value-type="string">
            <text:p>C = time / n^2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table:formula="of:=([.A17] * [.A17])" office:value-type="float" office:value="1000000">
            <text:p>1000000</text:p>
          </table:table-cell>
          <table:table-cell office:value-type="float" office:value="0.02">
            <text:p>0.02</text:p>
          </table:table-cell>
          <table:table-cell office:value-type="string">
            <text:p>2e-08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table:formula="of:=([.A18] * [.A18])" office:value-type="float" office:value="4000000">
            <text:p>4000000</text:p>
          </table:table-cell>
          <table:table-cell office:value-type="float" office:value="0.068">
            <text:p>0.068</text:p>
          </table:table-cell>
          <table:table-cell office:value-type="string">
            <text:p>1.7e-08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table:formula="of:=([.A19] * [.A19])" office:value-type="float" office:value="9000000">
            <text:p>9000000</text:p>
          </table:table-cell>
          <table:table-cell office:value-type="float" office:value="0.148">
            <text:p>0.148</text:p>
          </table:table-cell>
          <table:table-cell office:value-type="string">
            <text:p>1.64444e-08</text:p>
          </table:table-cell>
        </table:table-row>
        <table:table-row table:style-name="ro3">
          <table:table-cell office:value-type="float" office:value="4000">
            <text:p>4000</text:p>
          </table:table-cell>
          <table:table-cell table:formula="of:=([.A20] * [.A20])" office:value-type="float" office:value="16000000">
            <text:p>16000000</text:p>
          </table:table-cell>
          <table:table-cell office:value-type="float" office:value="0.26">
            <text:p>0.26</text:p>
          </table:table-cell>
          <table:table-cell office:value-type="string">
            <text:p>1.625e-08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table:formula="of:=([.A21] * [.A21])" office:value-type="float" office:value="25000000">
            <text:p>25000000</text:p>
          </table:table-cell>
          <table:table-cell office:value-type="float" office:value="0.416">
            <text:p>0.416</text:p>
          </table:table-cell>
          <table:table-cell office:value-type="string">
            <text:p>1.664e-08</text:p>
          </table:table-cell>
        </table:table-row>
        <table:table-row table:style-name="ro3">
          <table:table-cell office:value-type="float" office:value="6000">
            <text:p>6000</text:p>
          </table:table-cell>
          <table:table-cell table:formula="of:=([.A22] * [.A22])" office:value-type="float" office:value="36000000">
            <text:p>36000000</text:p>
          </table:table-cell>
          <table:table-cell office:value-type="float" office:value="0.588">
            <text:p>0.588</text:p>
          </table:table-cell>
          <table:table-cell office:value-type="string">
            <text:p>1.63333e-08</text:p>
          </table:table-cell>
        </table:table-row>
        <table:table-row table:style-name="ro3">
          <table:table-cell office:value-type="float" office:value="7000">
            <text:p>7000</text:p>
          </table:table-cell>
          <table:table-cell table:formula="of:=([.A23] * [.A23])" office:value-type="float" office:value="49000000">
            <text:p>49000000</text:p>
          </table:table-cell>
          <table:table-cell office:value-type="float" office:value="0.8">
            <text:p>0.8</text:p>
          </table:table-cell>
          <table:table-cell office:value-type="string">
            <text:p>1.63265e-08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table:formula="of:=([.A24] * [.A24])" office:value-type="float" office:value="64000000">
            <text:p>64000000</text:p>
          </table:table-cell>
          <table:table-cell office:value-type="float" office:value="1.052">
            <text:p>1.052</text:p>
          </table:table-cell>
          <table:table-cell office:value-type="string">
            <text:p>1.64375e-08</text:p>
          </table:table-cell>
        </table:table-row>
        <table:table-row table:style-name="ro3">
          <table:table-cell office:value-type="float" office:value="9000">
            <text:p>9000</text:p>
          </table:table-cell>
          <table:table-cell table:formula="of:=([.A25] * [.A25])" office:value-type="float" office:value="81000000">
            <text:p>81000000</text:p>
          </table:table-cell>
          <table:table-cell office:value-type="float" office:value="1.316">
            <text:p>1.316</text:p>
          </table:table-cell>
          <table:table-cell office:value-type="string">
            <text:p>1.62469e-08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table:formula="of:=([.A26] * [.A26])" office:value-type="float" office:value="100000000">
            <text:p>100000000</text:p>
          </table:table-cell>
          <table:table-cell office:value-type="float" office:value="1.628">
            <text:p>1.628</text:p>
          </table:table-cell>
          <table:table-cell office:value-type="string">
            <text:p>1.628e-0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ce1" office:value-type="string" table:number-columns-spanned="4" table:number-rows-spanned="1">
            <text:p>Insertion Sor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2" office:value-type="string">
            <text:p>n</text:p>
          </table:table-cell>
          <table:table-cell table:style-name="ce2" office:value-type="string">
            <text:p>n^2</text:p>
          </table:table-cell>
          <table:table-cell table:style-name="ce2" office:value-type="string">
            <text:p>Exec time(s)</text:p>
          </table:table-cell>
          <table:table-cell table:style-name="ce2" office:value-type="string">
            <text:p>C = time / n^2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table:formula="of:=([.A30] * [.A30])" office:value-type="float" office:value="1000000">
            <text:p>1000000</text:p>
          </table:table-cell>
          <table:table-cell office:value-type="float" office:value="0.004">
            <text:p>0.004</text:p>
          </table:table-cell>
          <table:table-cell office:value-type="string">
            <text:p>4e-09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table:formula="of:=([.A31] * [.A31])" office:value-type="float" office:value="4000000">
            <text:p>4000000</text:p>
          </table:table-cell>
          <table:table-cell office:value-type="float" office:value="0.02">
            <text:p>0.02</text:p>
          </table:table-cell>
          <table:table-cell office:value-type="string">
            <text:p>5e-09</text:p>
          </table:table-cell>
        </table:table-row>
        <table:table-row table:style-name="ro3">
          <table:table-cell office:value-type="float" office:value="3000">
            <text:p>3000</text:p>
          </table:table-cell>
          <table:table-cell table:formula="of:=([.A32] * [.A32])" office:value-type="float" office:value="9000000">
            <text:p>9000000</text:p>
          </table:table-cell>
          <table:table-cell office:value-type="float" office:value="0.056">
            <text:p>0.056</text:p>
          </table:table-cell>
          <table:table-cell office:value-type="string">
            <text:p>6.22222e-09</text:p>
          </table:table-cell>
        </table:table-row>
        <table:table-row table:style-name="ro3">
          <table:table-cell office:value-type="float" office:value="4000">
            <text:p>4000</text:p>
          </table:table-cell>
          <table:table-cell table:formula="of:=([.A33] * [.A33])" office:value-type="float" office:value="16000000">
            <text:p>16000000</text:p>
          </table:table-cell>
          <table:table-cell office:value-type="float" office:value="0.08">
            <text:p>0.08</text:p>
          </table:table-cell>
          <table:table-cell office:value-type="string">
            <text:p>5e-09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table:formula="of:=([.A34] * [.A34])" office:value-type="float" office:value="25000000">
            <text:p>25000000</text:p>
          </table:table-cell>
          <table:table-cell office:value-type="float" office:value="0.128">
            <text:p>0.128</text:p>
          </table:table-cell>
          <table:table-cell office:value-type="string">
            <text:p>5.12e-09</text:p>
          </table:table-cell>
        </table:table-row>
        <table:table-row table:style-name="ro3">
          <table:table-cell office:value-type="float" office:value="6000">
            <text:p>6000</text:p>
          </table:table-cell>
          <table:table-cell table:formula="of:=([.A35] * [.A35])" office:value-type="float" office:value="36000000">
            <text:p>36000000</text:p>
          </table:table-cell>
          <table:table-cell office:value-type="float" office:value="0.192">
            <text:p>0.192</text:p>
          </table:table-cell>
          <table:table-cell office:value-type="string">
            <text:p>5.33333e-09</text:p>
          </table:table-cell>
        </table:table-row>
        <table:table-row table:style-name="ro3">
          <table:table-cell office:value-type="float" office:value="7000">
            <text:p>7000</text:p>
          </table:table-cell>
          <table:table-cell table:formula="of:=([.A36] * [.A36])" office:value-type="float" office:value="49000000">
            <text:p>49000000</text:p>
          </table:table-cell>
          <table:table-cell office:value-type="float" office:value="0.252">
            <text:p>0.252</text:p>
          </table:table-cell>
          <table:table-cell office:value-type="string">
            <text:p>5.14286e-09</text:p>
          </table:table-cell>
        </table:table-row>
        <table:table-row table:style-name="ro3">
          <table:table-cell office:value-type="float" office:value="8000">
            <text:p>8000</text:p>
          </table:table-cell>
          <table:table-cell table:formula="of:=([.A37] * [.A37])" office:value-type="float" office:value="64000000">
            <text:p>64000000</text:p>
          </table:table-cell>
          <table:table-cell office:value-type="float" office:value="0.328">
            <text:p>0.328</text:p>
          </table:table-cell>
          <table:table-cell office:value-type="string">
            <text:p>5.125e-09</text:p>
          </table:table-cell>
        </table:table-row>
        <table:table-row table:style-name="ro3">
          <table:table-cell office:value-type="float" office:value="9000">
            <text:p>9000</text:p>
          </table:table-cell>
          <table:table-cell table:formula="of:=([.A38] * [.A38])" office:value-type="float" office:value="81000000">
            <text:p>81000000</text:p>
          </table:table-cell>
          <table:table-cell office:value-type="float" office:value="0.408">
            <text:p>0.408</text:p>
          </table:table-cell>
          <table:table-cell office:value-type="string">
            <text:p>5.03704e-09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table:formula="of:=([.A39] * [.A39])" office:value-type="float" office:value="100000000">
            <text:p>100000000</text:p>
          </table:table-cell>
          <table:table-cell office:value-type="float" office:value="0.508">
            <text:p>0.508</text:p>
          </table:table-cell>
          <table:table-cell office:value-type="string">
            <text:p>5.08e-0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1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2">01/22/2012</text:date>, <text:time>20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1-22T17:49:39</meta:creation-date>
    <meta:printed-by>user </meta:printed-by>
    <meta:print-date>2012-01-22T20:35:44</meta:print-date>
    <dc:date>2012-01-22T20:48:43</dc:date>
    <dc:creator>user </dc:creator>
    <meta:editing-duration>PT02H28M44S</meta:editing-duration>
    <meta:editing-cycles>1</meta:editing-cycles>
    <meta:document-statistic meta:table-count="3" meta:cell-count="135" meta:object-count="0"/>
    <meta:generator>OpenOffice.org/3.2$Linux OpenOffice.org_project/320m19$Build-9505</meta:generator>
  </office:meta>
</office:document-meta>
</file>